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6979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a3b8" officeooo:paragraph-rsid="0015a3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a3b8" officeooo:paragraph-rsid="0015a3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5a3b8" officeooo:paragraph-rsid="0015a3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fo:font-weight="bold" officeooo:rsid="00121ec7" officeooo:paragraph-rsid="00121ec7" style:font-weight-asian="bold" style:font-weight-complex="bold"/>
    </style:style>
    <style:style style:name="P7" style:family="paragraph" style:parent-style-name="Standard" style:list-style-name="L1">
      <style:text-properties fo:font-weight="bold" officeooo:rsid="00121ec7" officeooo:paragraph-rsid="00121ec7" style:font-weight-asian="bold" style:font-weight-complex="bold"/>
    </style:style>
    <style:style style:name="P8" style:family="paragraph" style:parent-style-name="Standard" style:list-style-name="L2">
      <style:text-properties fo:font-weight="bold" officeooo:rsid="00121ec7" officeooo:paragraph-rsid="00121ec7" style:font-weight-asian="bold" style:font-weight-complex="bold"/>
    </style:style>
    <style:style style:name="P9" style:family="paragraph" style:parent-style-name="Standard">
      <style:text-properties fo:font-weight="bold" officeooo:rsid="0012f3ef" officeooo:paragraph-rsid="0012f3ef" style:font-weight-asian="bold" style:font-weight-complex="bold"/>
    </style:style>
    <style:style style:name="P10" style:family="paragraph" style:parent-style-name="Standard" style:list-style-name="L3">
      <style:text-properties fo:font-weight="bold" officeooo:rsid="0012f3ef" officeooo:paragraph-rsid="0012f3ef" style:font-weight-asian="bold" style:font-weight-complex="bold"/>
    </style:style>
    <style:style style:name="P11" style:family="paragraph" style:parent-style-name="Standard">
      <style:text-properties fo:font-weight="bold" officeooo:rsid="0014d537" officeooo:paragraph-rsid="0014d537" style:font-weight-asian="bold" style:font-weight-complex="bold"/>
    </style:style>
    <style:style style:name="P12" style:family="paragraph" style:parent-style-name="Standard" style:list-style-name="L4">
      <style:text-properties fo:font-weight="bold" officeooo:rsid="0014d537" officeooo:paragraph-rsid="0014d537" style:font-weight-asian="bold" style:font-weight-complex="bold"/>
    </style:style>
    <style:style style:name="P13" style:family="paragraph" style:parent-style-name="Standard">
      <style:text-properties fo:font-weight="bold" officeooo:rsid="0015a3b8" officeooo:paragraph-rsid="0015a3b8" style:font-weight-asian="bold" style:font-weight-complex="bold"/>
    </style:style>
    <style:style style:name="P14" style:family="paragraph" style:parent-style-name="Standard" style:list-style-name="L5">
      <style:text-properties fo:font-weight="bold" officeooo:rsid="0015a3b8" officeooo:paragraph-rsid="0015a3b8" style:font-weight-asian="bold" style:font-weight-complex="bold"/>
    </style:style>
    <style:style style:name="P15" style:family="paragraph" style:parent-style-name="Standard">
      <style:text-properties fo:font-weight="bold" officeooo:rsid="0016633e" officeooo:paragraph-rsid="0016633e" style:font-weight-asian="bold" style:font-weight-complex="bold"/>
    </style:style>
    <style:style style:name="P16" style:family="paragraph" style:parent-style-name="Standard" style:list-style-name="L6">
      <style:text-properties fo:font-weight="bold" officeooo:rsid="0016633e" officeooo:paragraph-rsid="0016633e" style:font-weight-asian="bold" style:font-weight-complex="bold"/>
    </style:style>
    <style:style style:name="P17" style:family="paragraph" style:parent-style-name="Standard" style:list-style-name="L6">
      <style:text-properties fo:font-weight="bold" officeooo:rsid="0016e035" officeooo:paragraph-rsid="0016e035" style:font-weight-asian="bold" style:font-weight-complex="bold"/>
    </style:style>
    <style:style style:name="P18" style:family="paragraph" style:parent-style-name="Standard">
      <style:text-properties fo:font-weight="bold" officeooo:rsid="0016e035" officeooo:paragraph-rsid="0016e035" style:font-weight-asian="bold" style:font-weight-complex="bold"/>
    </style:style>
    <style:style style:name="P19" style:family="paragraph" style:parent-style-name="Standard" style:list-style-name="L7">
      <style:text-properties fo:font-weight="bold" officeooo:rsid="0016e035" officeooo:paragraph-rsid="0016e035" style:font-weight-asian="bold" style:font-weight-complex="bold"/>
    </style:style>
    <style:style style:name="P20" style:family="paragraph" style:parent-style-name="Standard">
      <style:text-properties fo:font-weight="bold" officeooo:rsid="00187230" officeooo:paragraph-rsid="00187230" style:font-weight-asian="bold" style:font-weight-complex="bold"/>
    </style:style>
    <style:style style:name="P21" style:family="paragraph" style:parent-style-name="Standard" style:list-style-name="L7">
      <style:text-properties officeooo:paragraph-rsid="0016e035"/>
    </style:style>
    <style:style style:name="P22" style:family="paragraph" style:parent-style-name="Standard" style:list-style-name="L7">
      <style:text-properties officeooo:rsid="0016e035" officeooo:paragraph-rsid="0016e035"/>
    </style:style>
    <style:style style:name="P23" style:family="paragraph" style:parent-style-name="Header">
      <style:text-properties officeooo:rsid="00121ec7" officeooo:paragraph-rsid="00121e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e03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e035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do<text:span text:style-name="T1"> → registro a respeito de determinado evento ou ocorrência.</text:span></text:p>
      <text:p text:style-name="P6">Informação<text:span text:style-name="T1"> → conjunto de dados com algum significado.</text:span></text:p>
      <text:p text:style-name="P6"><text:span text:style-name="T1"/></text:p>
      <text:p text:style-name="P6"><text:span text:style-name="T1">Funções básicas da comunicação na organização:</text:span></text:p>
      <text:list xml:id="list1583545766" text:style-name="L1">
        <text:list-item>
          <text:p text:style-name="P7"><text:span text:style-name="T1">controle;</text:span></text:p>
        </text:list-item>
        <text:list-item>
          <text:p text:style-name="P7"><text:span text:style-name="T1">motivação;</text:span></text:p>
        </text:list-item>
        <text:list-item>
          <text:p text:style-name="P7"><text:span text:style-name="T1">expressão emocional;</text:span></text:p>
        </text:list-item>
        <text:list-item>
          <text:p text:style-name="P7"><text:span text:style-name="T1">informação.</text:span></text:p>
        </text:list-item>
      </text:list>
      <text:p text:style-name="P6"><text:span text:style-name="T1"/></text:p>
      <text:p text:style-name="P6"><text:span text:style-name="T1">Elementos da comunicação (Chiavenato):</text:span></text:p>
      <text:list xml:id="list45060474" text:style-name="L2">
        <text:list-item>
          <text:p text:style-name="P8">Emissor/fonte<text:span text:style-name="T1">: quem emite a mensagem ao destino. Pode ser uma pessoa, uma coisa ou um processo;</text:span></text:p>
        </text:list-item>
        <text:list-item>
          <text:p text:style-name="P8">Transmissor/codificador<text:span text:style-name="T1">: equipamento que liga a fonte ao canal;</text:span></text:p>
        </text:list-item>
        <text:list-item>
          <text:p text:style-name="P8">Canal<text:span text:style-name="T1">: é o que separa a fonte do destino;</text:span></text:p>
        </text:list-item>
        <text:list-item>
          <text:p text:style-name="P8">Receptor/decodificador<text:span text:style-name="T1">: equipamento que liga o canal ao destino;</text:span></text:p>
        </text:list-item>
        <text:list-item>
          <text:p text:style-name="P8">Destino<text:span text:style-name="T1">: pessoa, coisa ou processo para quem a mensagem é enviada.</text:span></text:p>
        </text:list-item>
      </text:list>
      <text:p text:style-name="P6"><text:span text:style-name="T1"/></text:p>
      <text:p text:style-name="P6"><text:span text:style-name="T1">A comunicação é um processo de </text:span>mão dupla<text:span text:style-name="T1">, e envolve, </text:span>obrigatoriamente<text:span text:style-name="T1">, a retroação.</text:span></text:p>
      <text:p text:style-name="P6"><text:span text:style-name="T1"/></text:p>
      <text:p text:style-name="P9"><text:span text:style-name="T1">O </text:span>feedback<text:span text:style-name="T1"> é uma garantia do processo de comunicação.</text:span></text:p>
      <text:p text:style-name="P9"><text:span text:style-name="T1"/></text:p>
      <text:p text:style-name="P9"><text:span text:style-name="T1">Principais meios de comunicação:</text:span></text:p>
      <text:list xml:id="list340253379" text:style-name="L3">
        <text:list-item>
          <text:p text:style-name="P10"><text:span text:style-name="T1">oral → canal primário de comunicação;</text:span></text:p>
        </text:list-item>
        <text:list-item>
          <text:p text:style-name="P10"><text:span text:style-name="T1">escrita → a pessoa que escreve é uma pessoa exata;</text:span></text:p>
        </text:list-item>
        <text:list-item>
          <text:p text:style-name="P10"><text:span text:style-name="T1">recursos visuais → imagens e símbolos têm mais força que palavras;</text:span></text:p>
        </text:list-item>
        <text:list-item>
          <text:p text:style-name="P10"><text:span text:style-name="T1">liguagem corporal → figura e movimentos transmitem significado.</text:span></text:p>
        </text:list-item>
      </text:list>
      <text:p text:style-name="P9"><text:span text:style-name="T1"/></text:p>
      <text:p text:style-name="P11"><text:span text:style-name="T1">Barreiras:</text:span></text:p>
      <text:list xml:id="list1535436167" text:style-name="L4">
        <text:list-item>
          <text:p text:style-name="P12">filtragem <text:span text:style-name="T1">→ emissor manipula a informação para que ela seja mais agradável ao receptor;</text:span></text:p>
        </text:list-item>
        <text:list-item>
          <text:p text:style-name="P12">percepção seletiva<text:span text:style-name="T1"> → receptor tende a projetar seus interesses e expectativas ao decodificar as mensagens;</text:span></text:p>
        </text:list-item>
        <text:list-item>
          <text:p text:style-name="P12">sobrecarga de informação<text:span text:style-name="T1"> → quando volume de informações é maior do que sua capacidade de processamento, resultando em perda de informações;</text:span></text:p>
        </text:list-item>
        <text:list-item>
          <text:p text:style-name="P12">emoções<text:span text:style-name="T1">;</text:span></text:p>
        </text:list-item>
        <text:list-item>
          <text:p text:style-name="P12">linguagem<text:span text:style-name="T1"> → emissor tende a achar que as palavras e termos que ele usa na sua mensagem possuem o mesmo significado para o receptor;</text:span></text:p>
        </text:list-item>
        <text:list-item>
          <text:p text:style-name="P12">medo da comunicação<text:span text:style-name="T1">.</text:span></text:p>
        </text:list-item>
      </text:list>
      <text:p text:style-name="P11"><text:span text:style-name="T1"/></text:p>
      <text:p text:style-name="P13"><text:span text:style-name="T1">Barreiras </text:span>pessoais<text:span text:style-name="T1">: decorrem das emoções, limitações e valores que cada pessoa possui.</text:span></text:p>
      <text:p text:style-name="P13"><text:span text:style-name="T1">Barreiras </text:span>físicas<text:span text:style-name="T1">.</text:span></text:p>
      <text:p text:style-name="P13"><text:span text:style-name="T1">Barreiras </text:span>semânticas<text:span text:style-name="T1">: limitações ou distorções em função de símbolos pelos quais a comunicação é feita. As palavras ou outras formas de comunicação podem ter significados diferentes para as pessoas.</text:span></text:p>
      <text:p text:style-name="P13"><text:span text:style-name="T1"/></text:p>
      <text:p text:style-name="P13"><text:span text:style-name="T1">Estrutura de redes de comunicação:</text:span></text:p>
      <text:list xml:id="list3434208325" text:style-name="L5">
        <text:list-item>
          <text:p text:style-name="P14">cadeia<text:span text:style-name="T1">: segue rigidamente a cadeia formal de comando;</text:span></text:p>
        </text:list-item>
        <text:list-item>
          <text:p text:style-name="P14">roda<text:span text:style-name="T1">: figura central do líder;</text:span></text:p>
        </text:list-item>
        <text:list-item>
          <text:p text:style-name="P14">todos os canais (círculo)<text:span text:style-name="T1">: todos os membros se comunicando uns com os outros, de forma ativa.</text:span></text:p>
        </text:list-item>
      </text:list>
      <text:p text:style-name="P13"><text:span text:style-name="T1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Cadeia</text:p>
          </table:table-cell>
          <table:table-cell table:style-name="Table1.A1" office:value-type="string">
            <text:p text:style-name="P5">Roda</text:p>
          </table:table-cell>
          <table:table-cell table:style-name="Table1.D1" office:value-type="string">
            <text:p text:style-name="P5">Todos os canais</text:p>
          </table:table-cell>
        </table:table-row>
        <table:table-row>
          <table:table-cell table:style-name="Table1.A2" office:value-type="string">
            <text:p text:style-name="P4">Velocidade</text:p>
          </table:table-cell>
          <table:table-cell table:style-name="Table1.A2" office:value-type="string">
            <text:p text:style-name="P2">Lenta</text:p>
          </table:table-cell>
          <table:table-cell table:style-name="Table1.A2" office:value-type="string">
            <text:p text:style-name="P2">Rápida</text:p>
          </table:table-cell>
          <table:table-cell table:style-name="Table1.D2" office:value-type="string">
            <text:p text:style-name="P2">Rápida</text:p>
          </table:table-cell>
        </table:table-row>
        <table:table-row>
          <table:table-cell table:style-name="Table1.A2" office:value-type="string">
            <text:p text:style-name="P4">Exatidão</text:p>
          </table:table-cell>
          <table:table-cell table:style-name="Table1.A2" office:value-type="string">
            <text:p text:style-name="P2">Alta</text:p>
          </table:table-cell>
          <table:table-cell table:style-name="Table1.A2" office:value-type="string">
            <text:p text:style-name="P2">Alta</text:p>
          </table:table-cell>
          <table:table-cell table:style-name="Table1.D2" office:value-type="string">
            <text:p text:style-name="P2">Moderada</text:p>
          </table:table-cell>
        </table:table-row>
        <table:table-row>
          <table:table-cell table:style-name="Table1.A2" office:value-type="string">
            <text:p text:style-name="P4">Emergência de um líder</text:p>
          </table:table-cell>
          <table:table-cell table:style-name="Table1.A2" office:value-type="string">
            <text:p text:style-name="P2">Moderada</text:p>
          </table:table-cell>
          <table:table-cell table:style-name="Table1.A2" office:value-type="string">
            <text:p text:style-name="P2">Alta</text:p>
          </table:table-cell>
          <table:table-cell table:style-name="Table1.D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P4">Satisfação dos membros</text:p>
          </table:table-cell>
          <table:table-cell table:style-name="Table1.A2" office:value-type="string">
            <text:p text:style-name="P2">Moderada</text:p>
          </table:table-cell>
          <table:table-cell table:style-name="Table1.A2" office:value-type="string">
            <text:p text:style-name="P2">Baixa</text:p>
          </table:table-cell>
          <table:table-cell table:style-name="Table1.D2" office:value-type="string">
            <text:p text:style-name="P2">Alta</text:p>
          </table:table-cell>
        </table:table-row>
      </table:table>
      <text:p text:style-name="P13"><text:span text:style-name="T1"/></text:p>
      <text:p text:style-name="P15"><text:span text:style-name="T1">Rede de rumores:</text:span></text:p>
      <text:list xml:id="list236711893" text:style-name="L6">
        <text:list-item>
          <text:p text:style-name="P16"><text:span text:style-name="T1">não é controlada pela direção da empresa;</text:span></text:p>
        </text:list-item>
        <text:list-item>
          <text:p text:style-name="P16"><text:span text:style-name="T1">funcionários tendem a confiar mais nela do que na rede formal;</text:span></text:p>
        </text:list-item>
        <text:list-item>
          <text:p text:style-name="P16"><text:span text:style-name="T1">usada para servir aos interesses pessoais dos que fazem parte dela;</text:span></text:p>
        </text:list-item>
        <text:list-item>
          <text:p text:style-name="P17"><text:span text:style-name="T1">para os executivos, ajuda a identificar temas confusos que os funcionários consideram importantes, e ajuda a canalizar a sua ansiedade.</text:span></text:p>
        </text:list-item>
      </text:list>
      <text:p text:style-name="P18"><text:span text:style-name="T1"/></text:p>
      <text:p text:style-name="P18"><text:span text:style-name="T1">Culturas de </text:span>alto contexto<text:span text:style-name="T1"> e </text:span>baixo contexto<text:span text:style-name="T1">: culturas diferem quanto à influência do contexto sobre o significado daquilo que é dito ou escrito.</text:span></text:p>
      <text:list xml:id="list2878627470" text:style-name="L7">
        <text:list-item>
          <text:p text:style-name="P21"><text:span text:style-name="T4">alto contexto</text:span><text:span text:style-name="T2"> → pessoas se comunicam de forma indireta e implícita. Status social e linguagem corporal são essenciais;</text:span></text:p>
          <text:list>
            <text:list-item>
              <text:p text:style-name="P22"><text:span text:style-name="T2">e</text:span><text:span text:style-name="T1">x.: China, Vietnã, Arábia Saudita;</text:span></text:p>
            </text:list-item>
          </text:list>
        </text:list-item>
        <text:list-item>
          <text:p text:style-name="P19">baixo contexto<text:span text:style-name="T1"> → pessoas se comunicam de forma direta e explícita. Status social e linguagem corporal são secundários, as palavras é que são essenciais para transmitir a mensagem;</text:span></text:p>
          <text:list>
            <text:list-item>
              <text:p text:style-name="P19"><text:span text:style-name="T1">ex.: Europa e América do Norte.</text:span></text:p>
            </text:list-item>
          </text:list>
        </text:list-item>
      </text:list>
      <text:p text:style-name="P18"><text:span text:style-name="T1"/></text:p>
      <text:p text:style-name="P20"><text:span text:style-name="T1">Nas culturas de </text:span>baixo contexto<text:span text:style-name="T1"> são dadas </text:span><text:span text:style-name="T6">“</text:span><text:span text:style-name="T5">ordens</text:span><text:span text:style-name="T6">”, </text:span><text:span text:style-name="T8">já nas de </text:span><text:span text:style-name="T7">alto contexto</text:span><text:span text:style-name="T8"> são dadas “</text:span><text:span text:style-name="T5">sugestões</text:span><text:span text:style-name="T6">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21ec7" officeooo:paragraph-rsid="00121e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- Comunic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2:15:28.961000000</meta:creation-date>
    <dc:date>2018-04-13T23:06:38.132000000</dc:date>
    <meta:editing-duration>PT30M35S</meta:editing-duration>
    <meta:editing-cycles>5</meta:editing-cycles>
    <meta:generator>LibreOffice/6.0.1.1$Windows_X86_64 LibreOffice_project/60bfb1526849283ce2491346ed2aa51c465abfe6</meta:generator>
    <meta:document-statistic meta:table-count="1" meta:image-count="0" meta:object-count="0" meta:page-count="2" meta:paragraph-count="65" meta:word-count="510" meta:character-count="3101" meta:non-whitespace-character-count="2686"/>
  </office:meta>
</office:document-meta>
</file>